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91e4f"/>
    </style:style>
    <style:style style:name="P3" style:family="paragraph" style:parent-style-name="Text_20_body" style:list-style-name="L2">
      <style:paragraph-properties fo:margin-top="0in" fo:margin-bottom="0in" style:contextual-spacing="false"/>
      <style:text-properties officeooo:paragraph-rsid="00091e4f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et's define a <text:span text:style-name="Emphasis">paren expression</text:span> as a string made up of only <text:span text:style-name="Source_20_Text">(</text:span> and <text:span text:style-name="Source_20_Text">)</text:span> characters. We'll call a paren expression <text:span text:style-name="Emphasis">balanced</text:span> if the parentheses can be matched such that:</text:p>
      <text:list text:style-name="L1">
        <text:list-item>
          <text:p text:style-name="P1">Each <text:span text:style-name="Source_20_Text">(</text:span> character matches some <text:span text:style-name="Source_20_Text">)</text:span> character that comes after it.</text:p>
        </text:list-item>
        <text:list-item>
          <text:p text:style-name="P1">Each <text:span text:style-name="Source_20_Text">)</text:span> character matches some <text:span text:style-name="Source_20_Text">(</text:span> character that comes before it.</text:p>
        </text:list-item>
        <text:list-item>
          <text:p text:style-name="P1">Each parenthesis is matched with exactly one other parenthesis.</text:p>
        </text:list-item>
        <text:list-item>
          <text:p text:style-name="P1">The characters between each set of matching parentheses also form a balanced parenthesis expression.</text:p>
        </text:list-item>
      </text:list>
      <text:p text:style-name="P2">The following paren expressions <text:span text:style-name="Emphasis">are</text:span> balanced:</text:p>
      <text:list text:style-name="L2">
        <text:list-item>
          <text:p text:style-name="P3"><text:span text:style-name="Source_20_Text">""</text:span> </text:p>
        </text:list-item>
        <text:list-item>
          <text:p text:style-name="P4"><text:span text:style-name="Source_20_Text">"()"</text:span> </text:p>
        </text:list-item>
        <text:list-item>
          <text:p text:style-name="P4"><text:span text:style-name="Source_20_Text">"()()"</text:span> </text:p>
        </text:list-item>
        <text:list-item>
          <text:p text:style-name="P4"><text:span text:style-name="Source_20_Text">"(())"</text:span> </text:p>
        </text:list-item>
        <text:list-item>
          <text:p text:style-name="P4"><text:span text:style-name="Source_20_Text">"(()())"</text:span> </text:p>
        </text:list-item>
        <text:list-item>
          <text:p text:style-name="P5"><text:span text:style-name="Source_20_Text">"()(()())()"</text:span> </text:p>
        </text:list-item>
      </text:list>
      <text:p text:style-name="Text_20_body">The following paren expressions <text:span text:style-name="Emphasis">are not</text:span> balanced:</text:p>
      <text:list text:style-name="L3">
        <text:list-item>
          <text:p text:style-name="P6"><text:span text:style-name="Source_20_Text">"("</text:span> </text:p>
        </text:list-item>
        <text:list-item>
          <text:p text:style-name="P6"><text:span text:style-name="Source_20_Text">")("</text:span> </text:p>
        </text:list-item>
        <text:list-item>
          <text:p text:style-name="P6"><text:span text:style-name="Source_20_Text">"(()"</text:span> </text:p>
        </text:list-item>
        <text:list-item>
          <text:p text:style-name="P7"><text:span text:style-name="Source_20_Text">"())(()"</text:span> </text:p>
        </text:list-item>
      </text:list>
      <text:p text:style-name="Text_20_body">The following properties are necessary (but not sufficient) for a paren expression to be balanced:</text:p>
      <text:list text:style-name="L4">
        <text:list-item>
          <text:p text:style-name="P8">The expression must not start with <text:span text:style-name="Source_20_Text">)</text:span> or end with <text:span text:style-name="Source_20_Text">(</text:span>.</text:p>
        </text:list-item>
        <text:list-item>
          <text:p text:style-name="P8">The expression must contain an even number of characters.</text:p>
        </text:list-item>
        <text:list-item>
          <text:p text:style-name="P8">The expression must contain an equal number of <text:span text:style-name="Source_20_Text">(</text:span> and <text:span text:style-name="Source_20_Text">)</text:span> characters.</text:p>
        </text:list-item>
      </text:list>
      <text:p text:style-name="Text_20_body">Write code that determines whether a given paren expression is balanced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3:06:25.584336761</meta:creation-date>
    <dc:date>2024-12-19T13:08:24.348108567</dc:date>
    <meta:editing-duration>PT1M59S</meta:editing-duration>
    <meta:editing-cycles>1</meta:editing-cycles>
    <meta:document-statistic meta:table-count="0" meta:image-count="0" meta:object-count="0" meta:page-count="1" meta:paragraph-count="22" meta:word-count="173" meta:character-count="981" meta:non-whitespace-character-count="837"/>
    <meta:generator>LibreOffice/24.8.3.2$Linux_X86_64 LibreOffice_project/480$Build-2</meta:generator>
  </office:meta>
</office:document-meta>
</file>